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oDeploymentService.updateArchive( String location , ArchiveEntry entry , boolean autoStar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AutoDeploymentService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rchiveEntry.setDependencies( Set &lt; String &gt; dependenc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DeploymentService.init( JBIContainer contai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utoDeploymentService.checkPendingSA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rchiveEntry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DeploymentService.setMonitorInterval( int monitor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DeploymentService.getServiceM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DeploymentService.getComponentNames( ServiceAssembly s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utoDeploymentService.setMonitorDeploymentDirectory( boolean monitorDeployment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DeploymentService.initializeFileMap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utoDeploymentService.getMonitorInter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DeploymentService.isMonitorInstallation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DeploymentService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DeploymentService.failure( String task , String info , Exception e , List componentResul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utoDeploymentService.failure( String task , String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DeploymentService.updateServiceAssembly( ArchiveEntry entry , boolean autoStart , File tmpDir , Descriptor roo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ArchiveEntry.setLastModified( Date 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chiveEntry.setPending( boolean pe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DeploymentService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utoDeploymentService.removePendingEntries( Map &lt; String , ArchiveEntry &gt; ma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utoDeploymentService.unpackLocation( File tmpRoot , String location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">
            <text:p text:style-name="Table_20_Contents">2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AutoDeploymentService.checkPendingComponent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rchiveEntry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chiveEntry.isPe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DeploymentService.isAllowedExtension( String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utoDeploymentService.updateComponent( ArchiveEntry entry , boolean autoStart , File tmpDir , Descriptor roo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ArchiveEntry.setLocation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DeploymentService.setMonitorInstallationDirectory( boolean monitorInstallation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DeploymentService.get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DeploymentService.persistState( File root , Map &lt; String , ArchiveEntry &gt;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utoDeploymentService.isMonitorDeploymen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chiveEntry.getDependen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DeploymentService.scheduleDirectoryTimer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utoDeploymentService.getSharedLibraryNames( Component com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utoDeploymentService.monitorDirectory( final File root , final Map &lt; String , ArchiveEntry &gt; fileMap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ArchiveEntry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DeploymentService.isAvailable( File 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utoDeploymentService.removeArchive( ArchiveEntry entry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AutoDeploymentService.failure( String task , String info ,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chiveEnt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chiveEntr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DeploymentService.setExtensions( String exten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DeploymentService.updateExternalArchive( String location , boolean auto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utoDeploymentService.readState( File roo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rchiveEntry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DeploymentService.getAttributeInf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utoDeploymentService.updateSharedLibrary( ArchiveEntry entry , File tmpDir , Descriptor roo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utoDeploymentService.sto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